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5A00000075DCFAE382.png" manifest:media-type="image/png"/>
  <manifest:file-entry manifest:full-path="Pictures/10000000000001860000007F8EF329FF.png" manifest:media-type="image/png"/>
  <manifest:file-entry manifest:full-path="Pictures/10000000000001450000007D6AE3EBFB.png" manifest:media-type="image/png"/>
  <manifest:file-entry manifest:full-path="Pictures/10000000000001840000007C387EC64C.png" manifest:media-type="image/png"/>
  <manifest:file-entry manifest:full-path="Pictures/10000000000001C0000000CED2159290.png" manifest:media-type="image/png"/>
  <manifest:file-entry manifest:full-path="Pictures/100000000000028F000000F380251E4D.png" manifest:media-type="image/png"/>
  <manifest:file-entry manifest:full-path="Pictures/100000000000017300000081B3A4EDE9.png" manifest:media-type="image/png"/>
  <manifest:file-entry manifest:full-path="Pictures/100000000000019B000000C27E371BF6.png" manifest:media-type="image/png"/>
  <manifest:file-entry manifest:full-path="Pictures/10000000000002070000007A3BB752CD.png" manifest:media-type="image/png"/>
  <manifest:file-entry manifest:full-path="Pictures/10000000000001530000009C4A16146F.png" manifest:media-type="image/png"/>
  <manifest:file-entry manifest:full-path="Pictures/100000000000014F0000006B42B2269B.png" manifest:media-type="image/png"/>
  <manifest:file-entry manifest:full-path="Pictures/100000000000021300000056B248AFCA.png" manifest:media-type="image/png"/>
  <manifest:file-entry manifest:full-path="Pictures/100000000000017100000083CFCCC881.png" manifest:media-type="image/png"/>
  <manifest:file-entry manifest:full-path="Pictures/10000000000001900000015E4B0517F4.jpg" manifest:media-type="image/jpeg"/>
  <manifest:file-entry manifest:full-path="Pictures/10000000000001C5000000AEBC814C46.png" manifest:media-type="image/png"/>
  <manifest:file-entry manifest:full-path="Pictures/1000000000000216000000CD7C572714.png" manifest:media-type="image/png"/>
  <manifest:file-entry manifest:full-path="Pictures/1000000000000220000000AF3FB1DAE6.png" manifest:media-type="image/png"/>
  <manifest:file-entry manifest:full-path="Pictures/10000000000001B00000005E12FA8DD4.png" manifest:media-type="image/png"/>
  <manifest:file-entry manifest:full-path="Pictures/10000000000001C00000001579792C63.png" manifest:media-type="image/png"/>
  <manifest:file-entry manifest:full-path="Pictures/100000000000025F0000006144C18811.png" manifest:media-type="image/png"/>
  <manifest:file-entry manifest:full-path="Pictures/100000000000016400000016DF98783B.png" manifest:media-type="image/png"/>
  <manifest:file-entry manifest:full-path="Pictures/10000010000001F30000010993B75543.gif" manifest:media-type="image/gif"/>
  <manifest:file-entry manifest:full-path="Pictures/10000201000002080000005955A08B61.png" manifest:media-type="image/png"/>
  <manifest:file-entry manifest:full-path="Pictures/10000000000001DD00000017D1F27229.png" manifest:media-type="image/png"/>
  <manifest:file-entry manifest:full-path="Pictures/10000000000000A0000000BEE0EF4E74.jpg" manifest:media-type="image/jpeg"/>
  <manifest:file-entry manifest:full-path="Pictures/10000000000001C30000006C941B3822.png" manifest:media-type="image/png"/>
  <manifest:file-entry manifest:full-path="Pictures/1000000000000106000000E020BE236A.png" manifest:media-type="image/png"/>
  <manifest:file-entry manifest:full-path="Pictures/100000000000011400000117B31FE06A.jpg" manifest:media-type="image/jpeg"/>
  <manifest:file-entry manifest:full-path="Pictures/10000000000001530000008F7C220513.png" manifest:media-type="image/png"/>
  <manifest:file-entry manifest:full-path="Pictures/10000016000001F4000000D16552DCA9.gif" manifest:media-type="image/gif"/>
  <manifest:file-entry manifest:full-path="Pictures/10000000000001C50000008D97B58408.png" manifest:media-type="image/png"/>
  <manifest:file-entry manifest:full-path="Pictures/100000000000035C0000006AE53ADE9A.png" manifest:media-type="image/png"/>
  <manifest:file-entry manifest:full-path="Pictures/10000000000000A0000000789E93D504.jpg" manifest:media-type="image/jpeg"/>
  <manifest:file-entry manifest:full-path="Pictures/100000000000017F00000131DFCD83F0.jpg" manifest:media-type="image/jpeg"/>
  <manifest:file-entry manifest:full-path="Pictures/100000000000014F0000006C30753488.png" manifest:media-type="image/png"/>
  <manifest:file-entry manifest:full-path="Pictures/100000000000027900000069108D676D.png" manifest:media-type="image/png"/>
  <manifest:file-entry manifest:full-path="Pictures/10000000000002B10000006FECB091E9.png" manifest:media-type="image/png"/>
  <manifest:file-entry manifest:full-path="Pictures/10000000000002CA0000006F334EAA9C.png" manifest:media-type="image/png"/>
  <manifest:file-entry manifest:full-path="Pictures/10000000000002C20000007B7A108BA4.png" manifest:media-type="image/png"/>
  <manifest:file-entry manifest:full-path="Pictures/10000000000002C60000009DEDA71CB9.png" manifest:media-type="image/png"/>
  <manifest:file-entry manifest:full-path="Pictures/10000000000001490000006921C947ED.png" manifest:media-type="image/png"/>
  <manifest:file-entry manifest:full-path="Pictures/1000000000000131000000799782F93A.png" manifest:media-type="image/png"/>
  <manifest:file-entry manifest:full-path="Pictures/100000000000021E0000001714D3C7C9.png" manifest:media-type="image/png"/>
  <manifest:file-entry manifest:full-path="Pictures/1000000000000105000000445ABF1724.png" manifest:media-type="image/png"/>
  <manifest:file-entry manifest:full-path="Pictures/10000000000000B00000003215D875AE.png" manifest:media-type="image/png"/>
  <manifest:file-entry manifest:full-path="Pictures/10000000000000EA000000303CB68E35.png" manifest:media-type="image/png"/>
  <manifest:file-entry manifest:full-path="Pictures/10000000000000B100000013877F2FC0.png" manifest:media-type="image/png"/>
  <manifest:file-entry manifest:full-path="Pictures/1000000000000140000000588397E449.png" manifest:media-type="image/png"/>
  <manifest:file-entry manifest:full-path="Pictures/10000201000000520000003083DA3B72.png" manifest:media-type="image/png"/>
  <manifest:file-entry manifest:full-path="Pictures/10000000000001C2000000BE93D400D0.png" manifest:media-type="image/png"/>
  <manifest:file-entry manifest:full-path="Pictures/10000000000001AF0000005A6BCA580F.png" manifest:media-type="image/png"/>
  <manifest:file-entry manifest:full-path="Pictures/100002E200000887000004FF98900CBD.svg" manifest:media-type="image/svg+xml"/>
  <manifest:file-entry manifest:full-path="Pictures/10000000000001BB00000036C861A122.png" manifest:media-type="image/png"/>
  <manifest:file-entry manifest:full-path="Pictures/100000000000013B0000005512DF2210.png" manifest:media-type="image/png"/>
  <manifest:file-entry manifest:full-path="Pictures/1000020100000118000000DF42C3689F.png" manifest:media-type="image/png"/>
  <manifest:file-entry manifest:full-path="Pictures/10000000000000840000003259C4B9BC.png" manifest:media-type="image/png"/>
  <manifest:file-entry manifest:full-path="Pictures/100000000000008200000035052CC659.png" manifest:media-type="image/png"/>
  <manifest:file-entry manifest:full-path="Pictures/10000000000002180000009EAD7CBD4F.png" manifest:media-type="image/png"/>
  <manifest:file-entry manifest:full-path="Pictures/10000000000001FA0000005C5DE1BCCD.png" manifest:media-type="image/png"/>
  <manifest:file-entry manifest:full-path="Pictures/10000000000000090000000EDC1EF0E2.png" manifest:media-type="image/png"/>
  <manifest:file-entry manifest:full-path="Pictures/1000000000000106000000C080579447.jpg" manifest:media-type="image/jpeg"/>
  <manifest:file-entry manifest:full-path="Pictures/100000000000006B00000022467146CF.png" manifest:media-type="image/png"/>
  <manifest:file-entry manifest:full-path="Pictures/10000000000001020000006B06321846.png" manifest:media-type="image/png"/>
  <manifest:file-entry manifest:full-path="Pictures/1000000000000042000000120BB5F50C.png" manifest:media-type="image/png"/>
  <manifest:file-entry manifest:full-path="Pictures/100000000000014D0000007085D6A375.png" manifest:media-type="image/png"/>
  <manifest:file-entry manifest:full-path="Pictures/10000000000001E500000150471F56D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draw:auto-grow-height="true" fo:min-height="16.255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title">
      <style:graphic-properties fo:min-height="4.057cm"/>
    </style:style>
    <style:style style:name="pr9" style:family="presentation" style:parent-style-name="Default-outline1">
      <style:graphic-properties fo:min-height="5.559cm"/>
    </style:style>
    <style:style style:name="pr10" style:family="presentation" style:parent-style-name="Default-subtitle">
      <style:graphic-properties draw:fill-color="#ffffff" draw:textarea-vertical-align="top" fo:min-height="12.179cm"/>
    </style:style>
    <style:style style:name="pr11" style:family="presentation" style:parent-style-name="Default-subtitle">
      <style:graphic-properties draw:fill-color="#ffffff" fo:min-height="16.255cm"/>
    </style:style>
    <style:style style:name="pr12" style:family="presentation" style:parent-style-name="Default-subtitle">
      <style:graphic-properties draw:fill-color="#ffffff" draw:textarea-vertical-align="top" fo:min-height="16.255cm"/>
    </style:style>
    <style:style style:name="pr13" style:family="presentation" style:parent-style-name="Default-subtitle">
      <style:graphic-properties draw:fill-color="#ffffff" draw:textarea-vertical-align="bottom" fo:min-height="16.255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80pt" style:font-size-asian="80pt" style:font-size-complex="80pt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17.2000007629395pt" style:font-size-asian="17.2000007629395pt" style:font-size-complex="17.2000007629395pt"/>
    </style:style>
    <style:style style:name="P11" style:family="paragraph">
      <style:paragraph-properties fo:margin-top="0cm" fo:margin-bottom="0.499cm"/>
    </style:style>
    <style:style style:name="P12" style:family="paragraph">
      <style:paragraph-properties fo:margin-left="0cm" fo:margin-right="0cm" fo:text-indent="0cm"/>
    </style:style>
    <style:style style:name="T1" style:family="text">
      <style:text-properties fo:font-size="32pt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6600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ff6600" fo:text-shadow="none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color="#ff6600" fo:font-size="32pt" style:font-size-asian="32pt" style:font-size-complex="32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7.2000007629395pt" style:font-size-asian="17.2000007629395pt" style:font-size-complex="17.2000007629395pt"/>
    </style:style>
    <style:style style:name="T14" style:family="text">
      <style:text-properties fo:color="#000000"/>
    </style:style>
    <style:style style:name="T15" style:family="text">
      <style:text-properties fo:color="#000000" fo:font-size="18pt" style:font-size-asian="18pt" style:font-size-complex="18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color="#00ccff"/>
    </style:style>
    <style:style style:name="T18" style:family="text">
      <style:text-properties fo:color="#9900ff"/>
    </style:style>
    <style:style style:name="T19" style:family="text">
      <style:text-properties fo:color="#00cc00"/>
    </style:style>
    <style:style style:name="T20" style:family="text">
      <style:text-properties fo:color="#990000"/>
    </style:style>
    <style:style style:name="T21" style:family="text">
      <style:text-properties fo:color="#ffff00"/>
    </style:style>
    <style:style style:name="T22" style:family="text">
      <style:text-properties fo:color="#ffffff"/>
    </style:style>
    <style:style style:name="T23" style:family="text">
      <style:text-properties style:font-name="Liberation Sans" fo:font-size="32pt" style:letter-kerning="true" style:font-name-asian="Droid Sans Fallback" style:font-size-asian="32pt" style:font-name-complex="FreeSans" style:font-size-complex="32pt"/>
    </style:style>
    <style:style style:name="T24" style:family="text">
      <style:text-properties fo:color="#ff6600" fo:font-size="26pt" style:font-size-asian="26pt" style:font-size-complex="26pt"/>
    </style:style>
    <style:style style:name="T25" style:family="text">
      <style:text-properties fo:color="#000000" fo:font-size="26pt" style:font-size-asian="26pt" style:font-size-complex="26pt"/>
    </style:style>
    <style:style style:name="T26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27" style:family="text">
      <style:text-properties fo:font-size="28pt" style:font-size-asian="28pt" style:font-size-complex="28pt"/>
    </style:style>
    <style:style style:name="T28" style:family="text">
      <style:text-properties fo:font-size="31.1000003814697pt" style:font-size-asian="31.1000003814697pt" style:font-size-complex="31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#!/bin/bash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By: Greg savoie</text:span></text:p>
            <text:p><text:span text:style-name="T1">For: Clibre AESS UQÀ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claimer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This powerpoint is ugly but it may contains useful informations.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ourne-again shell</text:p>
                <text:p/>
              </text:list-item>
              <text:list-item>
                <text:p>To make the interactions between the computer and the human possible</text:p>
                <text:p/>
              </text:list-item>
              <text:list-item>
                <text:p>For 1337 h4x0rz only</text:p>
              </text:list-item>
            </text:list>
          </draw:text-box>
        </draw:frame>
        <draw:frame draw:style-name="gr2" draw:text-style-name="P2" draw:layer="layout" svg:width="12.2cm" svg:height="8.4cm" svg:x="14.8cm" svg:y="11.8cm">
          <draw:image xlink:href="Pictures/10000000000001E500000150471F56D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1-25T20:16:25</dc:date>
          <text:p/>
        </officeooo:annotation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6" draw:text-style-name="P3" draw:layer="layout" svg:width="25.199cm" svg:height="16.255cm" svg:x="1.4cm" svg:y="0.837cm" presentation:class="subtitle">
          <draw:text-box>
            <text:p><text:span text:style-name="T2">j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e BB (Bash Basics <text:span text:style-name="T3">(not Basic bitch)</text:span>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w to get by with bash</text:p>
                <text:p/>
              </text:list-item>
              <text:list-item>
                <text:p>Customizing bash</text:p>
                <text:p/>
              </text:list-item>
              <text:list-item>
                <text:p>More complex commands</text:p>
                <text:p/>
              </text:list-item>
              <text:list-item>
                <text:p>Basic Bash scripting</text:p>
              </text:list-item>
            </text:list>
          </draw:text-box>
        </draw:frame>
        <draw:frame draw:style-name="gr2" draw:text-style-name="P2" draw:layer="layout" svg:width="11.2cm" svg:height="14.257cm" svg:x="15.8cm" svg:y="4.343cm">
          <draw:image xlink:href="Pictures/1000000000000106000000C08057944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9">
        <office:forms form:automatic-focus="false" form:apply-design-mode="false"/>
        <draw:frame presentation:style-name="pr8" draw:layer="layout" svg:width="25.199cm" svg:height="4.057cm" svg:x="1.4cm" svg:y="6.143cm" presentation:class="title" presentation:user-transformed="true">
          <draw:text-box>
            <text:p>How to get by with bash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3.506cm" svg:x="1.4cm" svg:y="0.837cm" presentation:class="title">
          <draw:text-box>
            <text:p text:style-name="P4"><text:tab/><text:tab/><text:tab/>The promp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fuck is this? </text:p>
                <text:p><text:span text:style-name="T4">-&gt; It's the name of the prompt with its version (bash 4.1 in this case)</text:span></text:p>
                <text:p><text:span text:style-name="T4"/></text:p>
              </text:list-item>
              <text:list-item>
                <text:p><text:span text:style-name="T5">The fuck is that?</text:span></text:p>
                <text:p><text:span text:style-name="T4">-&gt; Show if you're the “super-user” or not</text:span></text:p>
                <text:p><text:span text:style-name="T4"/></text:p>
              </text:list-item>
              <text:list-item>
                <text:p><text:span text:style-name="T5">The fuck is a super-user?</text:span></text:p>
                <text:p><text:span text:style-name="T4">-&gt; we'll see that later.. jeez calm down...</text:span></text:p>
              </text:list-item>
            </text:list>
          </draw:text-box>
        </draw:frame>
        <draw:frame draw:style-name="gr2" draw:text-style-name="P2" draw:layer="layout" svg:width="10.173cm" svg:height="1.798cm" svg:x="14.8cm" svg:y="1.8cm">
          <draw:image xlink:href="Pictures/100000000000006B00000022467146CF.png" xlink:type="simple" xlink:show="embed" xlink:actuate="onLoad">
            <text:p/>
          </draw:image>
        </draw:frame>
        <draw:frame draw:style-name="gr2" draw:text-style-name="P2" draw:layer="layout" svg:width="7.927cm" svg:height="1.633cm" svg:x="10.873cm" svg:y="4.567cm">
          <draw:image xlink:href="Pictures/1000000000000042000000120BB5F50C.png" xlink:type="simple" xlink:show="embed" xlink:actuate="onLoad">
            <text:p/>
          </draw:image>
        </draw:frame>
        <draw:frame draw:style-name="gr2" draw:text-style-name="P2" draw:layer="layout" svg:width="1.8cm" svg:height="1.4cm" svg:x="11cm" svg:y="9.2cm">
          <draw:image xlink:href="Pictures/10000000000000090000000EDC1EF0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mmands 101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Commands can take arguments</text:p>
                <text:p><text:span text:style-name="T4">-&gt; command [arg1] [arg2] [...]</text:span></text:p>
              </text:list-item>
              <text:list-item>
                <text:p>Commands can take options</text:p>
                <text:p><text:span text:style-name="T4">-&gt; command -[options]</text:span></text:p>
              </text:list-item>
              <text:list-item>
                <text:p>Commands can take both</text:p>
                <text:p><text:span text:style-name="T4">-&gt; command -[options] [arg1] [arg2] [...]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the hell am I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pwd : <text:span text:style-name="T6">P</text:span>rint <text:span text:style-name="T6">W</text:span>orking <text:span text:style-name="T6">D</text:span>irectory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The first “/” is the root (it's like the <text:a xlink:href="../../../../../C:/" xlink:type="simple">C:\</text:a> for windows). As shown by the image, we're currently in a directory named “bc491168” under the home directory who is under the root directory!</text:p>
              </text:list-item>
            </text:list>
          </draw:text-box>
        </draw:frame>
        <draw:frame draw:style-name="gr2" draw:text-style-name="P2" draw:layer="layout" svg:width="8.2cm" svg:height="3.6cm" svg:x="8.4cm" svg:y="6.6cm">
          <draw:image xlink:href="Pictures/100000000000008200000035052CC6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he hell do I get outta here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cd : <text:span text:style-name="T6">C</text:span>hange <text:span text:style-name="T6">D</text:span>irectory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Absolute vs Relative path.</text:p>
                <text:p>Absolute: start from root</text:p>
                <text:p>Relative: start from the working directory</text:p>
              </text:list-item>
            </text:list>
          </draw:text-box>
        </draw:frame>
        <draw:frame draw:style-name="gr2" draw:text-style-name="P2" draw:layer="layout" svg:width="5.855cm" svg:height="2.962cm" svg:x="0.745cm" svg:y="7.038cm">
          <draw:image xlink:href="Pictures/10000000000000840000003259C4B9BC.png" xlink:type="simple" xlink:show="embed" xlink:actuate="onLoad">
            <text:p/>
          </draw:image>
        </draw:frame>
        <draw:frame draw:style-name="gr2" draw:text-style-name="P2" draw:layer="layout" svg:width="2.195cm" svg:height="1.269cm" svg:x="7.405cm" svg:y="7.8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6.8cm" svg:height="1.6cm" svg:x="10.2cm" svg:y="7.6cm">
          <draw:image xlink:href="Pictures/10000000000000B100000013877F2FC0.png" xlink:type="simple" xlink:show="embed" xlink:actuate="onLoad">
            <text:p/>
          </draw:image>
        </draw:frame>
        <draw:frame draw:style-name="gr2" draw:text-style-name="P2" draw:layer="layout" svg:width="2.195cm" svg:height="1.269cm" svg:x="18cm" svg:y="7.731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7.2cm" svg:height="2.8cm" svg:x="20.6cm" svg:y="7cm">
          <draw:image xlink:href="Pictures/10000000000000B00000003215D875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14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Knock Knock. Who's there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ls : <text:span text:style-name="T6">l</text:span>i<text:span text:style-name="T6">s</text:span>t directory contents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Name in blue are sub-directories and name in white are files (may be different, depending on certain configurations...)</text:p>
              </text:list-item>
            </text:list>
          </draw:text-box>
        </draw:frame>
        <draw:frame draw:style-name="gr2" draw:text-style-name="P2" draw:layer="layout" svg:width="22.8cm" svg:height="3.2cm" svg:x="1.6cm" svg:y="7cm">
          <draw:image xlink:href="Pictures/10000000000001BB00000036C861A1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6T3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Knock Knock. Who's there? <text:span text:style-name="T5">(part 2)</text:span></text:p>
          </draw:text-box>
        </draw:frame>
        <draw:frame presentation:style-name="pr9" draw:text-style-name="P6" draw:layer="layout" svg:width="8.113cm" svg:height="5.809cm" svg:x="1.4cm" svg:y="4.914cm" presentation:class="outline">
          <draw:text-box>
            <text:list text:style-name="L2">
              <text:list-item>
                <text:p><text:span text:style-name="T4">ls with no args</text:span></text:p>
                <text:p><text:span text:style-name="T7">-&gt; display the content of the current directory</text:span></text:p>
              </text:list-item>
            </text:list>
          </draw:text-box>
        </draw:frame>
        <draw:frame presentation:style-name="pr9" draw:layer="layout" svg:width="8.113cm" svg:height="5.809cm" svg:x="9.92cm" svg:y="4.914cm" presentation:class="outline" presentation:user-transformed="true">
          <draw:text-box>
            <text:list text:style-name="L2">
              <text:list-item>
                <text:p><text:span text:style-name="T4">ls with args</text:span></text:p>
                <text:p><text:span text:style-name="T7">-&gt; display the content of each directory</text:span></text:p>
              </text:list-item>
            </text:list>
          </draw:text-box>
        </draw:frame>
        <draw:frame presentation:style-name="pr9" draw:layer="layout" svg:width="8.113cm" svg:height="5.809cm" svg:x="18.439cm" svg:y="4.914cm" presentation:class="outline">
          <draw:text-box>
            <text:list text:style-name="L2">
              <text:list-item>
                <text:p><text:span text:style-name="T4">ls with -1 option</text:span></text:p>
                <text:p><text:span text:style-name="T7">-&gt; display the content of the directory on 1 column</text:span></text:p>
              </text:list-item>
            </text:list>
          </draw:text-box>
        </draw:frame>
        <draw:frame presentation:style-name="pr9" draw:layer="layout" svg:width="8.113cm" svg:height="5.809cm" svg:x="18.439cm" svg:y="11.276cm" presentation:class="outline">
          <draw:text-box>
            <text:list text:style-name="L2">
              <text:list-item>
                <text:p><text:span text:style-name="T4">Ls with -R option</text:span></text:p>
                <text:p><text:span text:style-name="T7">-&gt; display the content of the directory and the content of the sub-directories</text:span></text:p>
              </text:list-item>
            </text:list>
          </draw:text-box>
        </draw:frame>
        <draw:frame presentation:style-name="pr9" draw:layer="layout" svg:width="8.113cm" svg:height="5.809cm" svg:x="9.92cm" svg:y="11.276cm" presentation:class="outline" presentation:user-transformed="true">
          <draw:text-box>
            <text:list text:style-name="L2">
              <text:list-item>
                <text:p><text:span text:style-name="T4">ls with -a option</text:span></text:p>
                <text:p><text:span text:style-name="T7">-&gt; display the content of the directory (including hidden files)</text:span></text:p>
              </text:list-item>
            </text:list>
          </draw:text-box>
        </draw:frame>
        <draw:frame presentation:style-name="pr9" draw:layer="layout" svg:width="8.113cm" svg:height="5.809cm" svg:x="1.4cm" svg:y="11.276cm" presentation:class="outline">
          <draw:text-box>
            <text:list text:style-name="L2">
              <text:list-item>
                <text:p><text:span text:style-name="T4">ls with -l option</text:span></text:p>
                <text:p><text:span text:style-name="T7">-&gt; display the content of the directory with listing informations</text:span></text:p>
              </text:list-item>
            </text:list>
          </draw:text-box>
        </draw:frame>
        <draw:frame draw:style-name="gr2" draw:text-style-name="P2" draw:layer="layout" svg:width="7.541cm" svg:height="1.692cm" svg:x="9.859cm" svg:y="8.729cm">
          <draw:image xlink:href="Pictures/10000000000000EA000000303CB68E35.png" xlink:type="simple" xlink:show="embed" xlink:actuate="onLoad">
            <text:p/>
          </draw:image>
        </draw:frame>
        <draw:frame draw:style-name="gr2" draw:text-style-name="P2" draw:layer="layout" svg:width="8.413cm" svg:height="2.074cm" svg:x="18.787cm" svg:y="8.649cm">
          <draw:image xlink:href="Pictures/1000000000000105000000445ABF1724.png" xlink:type="simple" xlink:show="embed" xlink:actuate="onLoad">
            <text:p/>
          </draw:image>
        </draw:frame>
        <draw:frame draw:style-name="gr2" draw:text-style-name="P2" draw:layer="layout" svg:width="10cm" svg:height="5cm" svg:x="0.2cm" svg:y="15.4cm">
          <draw:image xlink:href="Pictures/10000000000001FA0000005C5DE1BCCD.png" xlink:type="simple" xlink:show="embed" xlink:actuate="onLoad">
            <text:p/>
          </draw:image>
        </draw:frame>
        <draw:frame draw:style-name="gr2" draw:text-style-name="P2" draw:layer="layout" svg:width="8.51cm" svg:height="5cm" svg:x="10.29cm" svg:y="15.4cm">
          <draw:image xlink:href="Pictures/100000000000013B0000005512DF2210.png" xlink:type="simple" xlink:show="embed" xlink:actuate="onLoad">
            <text:p/>
          </draw:image>
        </draw:frame>
        <draw:frame draw:style-name="gr2" draw:text-style-name="P2" draw:layer="layout" svg:width="8.557cm" svg:height="5cm" svg:x="19.043cm" svg:y="15.4cm">
          <draw:image xlink:href="Pictures/1000000000000131000000799782F9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5">Move that there, copy this, oh w8 delete it, I won't need it!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v : <text:span text:style-name="T8">m</text:span>o<text:span text:style-name="T6">v</text:span>e or rename a file</text:p>
                <text:p/>
                <text:p/>
              </text:list-item>
              <text:list-item>
                <text:p>cp : <text:span text:style-name="T6">c</text:span>o<text:span text:style-name="T6">p</text:span>y a file <text:span text:style-name="T9">(to copy a directory use -R option)</text:span></text:p>
                <text:p><text:span text:style-name="T9"/></text:p>
                <text:p><text:span text:style-name="T9"/></text:p>
              </text:list-item>
              <text:list-item>
                <text:p><text:span text:style-name="T5">rm : </text:span><text:span text:style-name="T10">r</text:span><text:span text:style-name="T5">e</text:span><text:span text:style-name="T10">m</text:span><text:span text:style-name="T5">ove a file</text:span></text:p>
              </text:list-item>
            </text:list>
          </draw:text-box>
        </draw:frame>
        <draw:frame draw:style-name="gr2" draw:text-style-name="P2" draw:layer="layout" svg:width="25.043cm" svg:height="3.536cm" svg:x="1.157cm" svg:y="6.4cm">
          <draw:image xlink:href="Pictures/10000000000002C60000009DEDA71CB9.png" xlink:type="simple" xlink:show="embed" xlink:actuate="onLoad">
            <text:p/>
          </draw:image>
        </draw:frame>
        <draw:frame draw:style-name="gr2" draw:text-style-name="P2" draw:layer="layout" svg:width="24.901cm" svg:height="2.8cm" svg:x="1.299cm" svg:y="11.8cm">
          <draw:image xlink:href="Pictures/10000000000002C20000007B7A108BA4.png" xlink:type="simple" xlink:show="embed" xlink:actuate="onLoad">
            <text:p/>
          </draw:image>
        </draw:frame>
        <draw:frame draw:style-name="gr2" draw:text-style-name="P2" draw:layer="layout" svg:width="25.184cm" svg:height="3.914cm" svg:x="1.416cm" svg:y="16.2cm">
          <draw:image xlink:href="Pictures/10000000000002CA0000006F334EAA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1">Working with directories.. just becaus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kdir : <text:span text:style-name="T6">m</text:span>a<text:span text:style-name="T6">k</text:span>e <text:span text:style-name="T6">dir</text:span>ectory</text:p>
                <text:p/>
                <text:p/>
              </text:list-item>
              <text:list-item>
                <text:p>rmdir : <text:span text:style-name="T6">r</text:span>e<text:span text:style-name="T6">m</text:span>ove <text:span text:style-name="T6">dir</text:span>ectory <text:span text:style-name="T7">(works only with empty directory)</text:span></text:p>
                <text:p><text:span text:style-name="T5"/></text:p>
                <text:p><text:span text:style-name="T5"/></text:p>
              </text:list-item>
              <text:list-item>
                <text:p><text:span text:style-name="T5">Rm -rf for </text:span><text:span text:style-name="T7">(directories that aren't empty)</text:span></text:p>
              </text:list-item>
            </text:list>
          </draw:text-box>
        </draw:frame>
        <draw:frame draw:style-name="gr2" draw:text-style-name="P2" draw:layer="layout" svg:width="24.302cm" svg:height="3.914cm" svg:x="1.8cm" svg:y="6.2cm">
          <draw:image xlink:href="Pictures/10000000000002B10000006FECB091E9.png" xlink:type="simple" xlink:show="embed" xlink:actuate="onLoad">
            <text:p/>
          </draw:image>
        </draw:frame>
        <draw:frame draw:style-name="gr2" draw:text-style-name="P2" draw:layer="layout" svg:width="15.201cm" svg:height="3.173cm" svg:x="1.799cm" svg:y="11.6cm">
          <draw:image xlink:href="Pictures/10000000000001AF0000005A6BCA580F.png" xlink:type="simple" xlink:show="embed" xlink:actuate="onLoad">
            <text:p/>
          </draw:image>
        </draw:frame>
        <draw:frame draw:style-name="gr2" draw:text-style-name="P2" draw:layer="layout" svg:width="22.327cm" svg:height="3.702cm" svg:x="1.673cm" svg:y="17.093cm">
          <draw:image xlink:href="Pictures/100000000000027900000069108D676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7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s that all?</text:p>
          </draw:text-box>
        </draw:frame>
        <draw:frame presentation:style-name="pr4" draw:text-style-name="P9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12">passwd: modify your password</text:span></text:p>
              </text:list-item>
              <text:list-item>
                <text:p><text:span text:style-name="T12">history: consult the history of your commands</text:span></text:p>
              </text:list-item>
              <text:list-item>
                <text:p><text:span text:style-name="T12">jobs: list of your pending processus</text:span></text:p>
              </text:list-item>
              <text:list-item>
                <text:p><text:span text:style-name="T12">cat: concatenate files to the standart output</text:span></text:p>
              </text:list-item>
              <text:list-item>
                <text:p><text:span text:style-name="T12">more / less : Display to the standart output a file page by page</text:span></text:p>
              </text:list-item>
              <text:list-item>
                <text:p><text:span text:style-name="T12">tail / head : Display the first n lines or the last n lines of a file</text:span></text:p>
              </text:list-item>
              <text:list-item>
                <text:p><text:span text:style-name="T12">touch : change the modification date of a file</text:span></text:p>
              </text:list-item>
              <text:list-item>
                <text:p><text:span text:style-name="T12">chmod : change the privileges of a file</text:span></text:p>
              </text:list-item>
            </text:list>
          </draw:text-box>
        </draw:frame>
        <draw:frame presentation:style-name="pr4" draw:text-style-name="P10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13">echo : display a line of text</text:span></text:p>
              </text:list-item>
              <text:list-item>
                <text:p><text:span text:style-name="T13">sort : sort lines of a text file</text:span></text:p>
              </text:list-item>
              <text:list-item>
                <text:p><text:span text:style-name="T13">wc : word count</text:span></text:p>
              </text:list-item>
              <text:list-item>
                <text:p><text:span text:style-name="T13">which : show the full path of a command</text:span></text:p>
              </text:list-item>
              <text:list-item>
                <text:p><text:span text:style-name="T13">pushd / popd : use the directory stack</text:span></text:p>
              </text:list-item>
              <text:list-item>
                <text:p><text:span text:style-name="T13">dirs : see what directory is in the stack directory</text:span></text:p>
              </text:list-item>
              <text:list-item>
                <text:p><text:span text:style-name="T13">cmp / diff : compare files for differences</text:span></text:p>
              </text:list-item>
              <text:list-item>
                <text:p><text:span text:style-name="T13">And many many more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 case of doubts: RTF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man [command name]</text:p>
              </text:list-item>
            </text:list>
          </draw:text-box>
        </draw:frame>
        <draw:frame draw:style-name="gr2" draw:text-style-name="P2" draw:layer="layout" svg:width="15.482cm" svg:height="10.838cm" svg:x="6.318cm" svg:y="4.343cm">
          <draw:image xlink:href="Pictures/100000000000017F00000131DFCD83F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do = <text:span text:style-name="T6">Su</text:span>dan <text:span text:style-name="T6">D</text:span>evelopment <text:s/><text:span text:style-name="T6">O</text:span>rganis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udo : <text:span text:style-name="T6">s</text:span>uper-<text:span text:style-name="T6">u</text:span>ser <text:span text:style-name="T6">do</text:span></text:p>
              </text:list-item>
              <text:list-item>
                <text:p><text:span text:style-name="T14">allows users to run programs with the security privileges of another user, by default the superuser.</text:span></text:p>
              </text:list-item>
              <text:list-item>
                <text:p><text:span text:style-name="T14">e.g installing a program </text:span><text:span text:style-name="T15">(sudo apt-get install for the debian-like o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t don't forget...</text:p>
          </draw:text-box>
        </draw:frame>
        <draw:frame draw:style-name="gr3" draw:text-style-name="P2" draw:layer="layout" svg:width="25.199cm" svg:height="10.533cm" svg:x="1.399cm" svg:y="5.736cm" presentation:class="graphic">
          <draw:image xlink:href="Pictures/10000016000001F4000000D16552DCA9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directions</text:p>
          </draw:text-box>
        </draw:frame>
        <draw:frame draw:style-name="gr3" draw:text-style-name="P2" draw:layer="layout" svg:width="12.048cm" svg:height="12.179cm" svg:x="7.975cm" svg:y="4.913cm" presentation:class="graphic">
          <draw:image xlink:href="Pictures/100000000000011400000117B31FE06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gt; [file name]: redirect the output of the command in the file (create it if it doesn't exist, overwrite the file if it does exist)</text:p>
              </text:list-item>
            </text:list>
          </draw:text-box>
        </draw:frame>
        <draw:frame draw:style-name="gr2" draw:text-style-name="P2" draw:layer="layout" svg:width="14cm" svg:height="10cm" svg:x="6cm" svg:y="9cm">
          <draw:image xlink:href="Pictures/1000000000000106000000E020BE236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 <text:span text:style-name="T7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gt;&gt; [filename]: redirect the output of the command in the file (create it if it doesn't exist, append to the end if it does exist)</text:p>
              </text:list-item>
            </text:list>
          </draw:text-box>
        </draw:frame>
        <draw:frame draw:style-name="gr2" draw:text-style-name="P2" draw:layer="layout" svg:width="13.2cm" svg:height="8.6cm" svg:x="6.4cm" svg:y="9.8cm">
          <draw:image xlink:href="Pictures/1000020100000118000000DF42C3689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r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2&gt; [filename]: redirect the errors of the command in the file (create it if it doesn't exist, overwrite the file if it does exist)</text:p>
              </text:list-item>
            </text:list>
          </draw:text-box>
        </draw:frame>
        <draw:frame draw:style-name="gr2" draw:text-style-name="P2" draw:layer="layout" svg:width="21.507cm" svg:height="6.4cm" svg:x="2.693cm" svg:y="10.2cm">
          <draw:image xlink:href="Pictures/10000000000001C30000006C941B38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rors <text:span text:style-name="T7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2&gt;&gt; [filename]: redirect the errors of the command in the file (create if if it doesn't exist, append to the end if it does exist)</text:p>
              </text:list-item>
            </text:list>
          </draw:text-box>
        </draw:frame>
        <draw:frame draw:style-name="gr2" draw:text-style-name="P2" draw:layer="layout" svg:width="21.757cm" svg:height="5.8cm" svg:x="3.243cm" svg:y="10.6cm">
          <draw:image xlink:href="Pictures/10000201000002080000005955A08B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 &amp; err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amp;&gt; [filename]: redirect the output and the errors of the command in the file (create it if it doesn't exist, overwrite it if it does exist)</text:p>
                <text:p/>
              </text:list-item>
              <text:list-item>
                <text:p>[command] &amp;&gt;&gt; [filename]: redirect the output and the errors of the command in the file (create it if it doesn't exist, append to the end if it does exis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p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lt; [filename]: pass the content of a certain file to the command (the file must exist!) as its input­.</text:p>
              </text:list-item>
            </text:list>
          </draw:text-box>
        </draw:frame>
        <draw:frame draw:style-name="gr2" draw:text-style-name="P2" draw:layer="layout" svg:width="17.4cm" svg:height="5.4cm" svg:x="4.8cm" svg:y="9.8cm">
          <draw:image xlink:href="Pictures/1000000000000140000000588397E44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p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 1] | [command 2]: take the output of a command as the input of another.</text:p>
                <text:p/>
                <text:p/>
                <text:p/>
                <text:p/>
              </text:list-item>
              <text:list-item>
                <text:p><text:span text:style-name="T7">Grep is a useful command we'll talk about a bit later</text:span></text:p>
              </text:list-item>
            </text:list>
          </draw:text-box>
        </draw:frame>
        <draw:frame draw:style-name="gr2" draw:text-style-name="P2" draw:layer="layout" svg:width="18.4cm" svg:height="6.2cm" svg:x="4.6cm" svg:y="7.8cm">
          <draw:image xlink:href="Pictures/10000000000001020000006B063218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3.506cm" svg:x="1.4cm" svg:y="6.8cm" presentation:class="title" presentation:user-transformed="true">
          <draw:text-box>
            <text:p>Customizing Bash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 important files</text:p>
          </draw:text-box>
        </draw:frame>
        <draw:frame presentation:style-name="pr10" draw:text-style-name="P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4">~/.bash_profile: loaded once =&gt; when you log in</text:p>
                <text:p text:style-name="P4"/>
                <text:p text:style-name="P4"/>
                <text:p text:style-name="P4"/>
              </text:list-item>
              <text:list-item>
                <text:p text:style-name="P4">~/.bashrc: loaded each time a terminal is opened</text:p>
                <text:p text:style-name="P4"/>
                <text:p text:style-name="P4"/>
              </text:list-item>
              <text:list-item>
                <text:p text:style-name="P4">Typically, there's a line of code in bash_profile that include bashrc. <text:span text:style-name="T7">([ -f ~/.bashrc] &amp;&amp; . ~/.bashrc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gell <text:s text:c="2"/>A.K.A <text:s text:c="2"/>McLovin <text:span text:style-name="T16">(bash aliases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iases are useful to create keyboard shortcut of other commands.</text:p>
                <text:p/>
              </text:list-item>
              <text:list-item>
                <text:p>Aliases can be defined in ~/.bashrc or in any other file <text:span text:style-name="T7">(in this case, a line in your bashrc should be added: [ -f full/path/filename ] &amp;&amp; . full/path/filename. Usually, filename is ~/.bash_aliases)</text:span></text:p>
                <text:p/>
                <text:p/>
              </text:list-item>
              <text:list-item>
                <text:p>Syntax: alias [alias_name]='[command]'</text:p>
                <text:p/>
                <text:p/>
              </text:list-item>
              <text:list-item>
                <text:p>Exemple: alias gcc='gcc -Wall'</text:p>
              </text:list-item>
            </text:list>
          </draw:text-box>
        </draw:frame>
        <draw:frame draw:style-name="gr2" draw:text-style-name="P2" draw:layer="layout" svg:width="13.202cm" svg:height="7.01cm" svg:x="14.6cm" svg:y="12.99cm">
          <draw:image xlink:href="Pictures/10000010000001F30000010993B75543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vironment variab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y are used to store data, set configuration options and to customize the shell environment</text:p>
                <text:p/>
              </text:list-item>
              <text:list-item>
                <text:p>There's many ways to declare environment variables: we will declare them in ~/.bashrc <text:span text:style-name="T7">(so they will be loaded each time a shell opens)</text:span></text:p>
                <text:p><text:span text:style-name="T7"/></text:p>
              </text:list-item>
              <text:list-item>
                <text:p><text:span text:style-name="T5">Syntax: Export MY_VAR=”MY VAR CONTENT”</text:span></text:p>
                <text:p><text:span text:style-name="T7"/></text:p>
              </text:list-item>
              <text:list-item>
                <text:p><text:span text:style-name="T5">One important environment variable for customization is the PS1 environment variabl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S1 != PlayStation 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variable is used to customize the prompt.</text:p>
                <text:p>Before</text:p>
                <text:p/>
                <text:p/>
                <text:p/>
                <text:p>After</text:p>
              </text:list-item>
            </text:list>
          </draw:text-box>
        </draw:frame>
        <draw:frame draw:style-name="gr2" draw:text-style-name="P2" draw:layer="layout" svg:width="19.8cm" svg:height="2.106cm" svg:x="3cm" svg:y="9.294cm">
          <draw:image xlink:href="Pictures/100000000000016400000016DF98783B.png" xlink:type="simple" xlink:show="embed" xlink:actuate="onLoad">
            <text:p/>
          </draw:image>
        </draw:frame>
        <draw:frame draw:style-name="gr2" draw:text-style-name="P2" draw:layer="layout" svg:width="19.824cm" svg:height="2.2cm" svg:x="2.976cm" svg:y="15.8cm">
          <draw:image xlink:href="Pictures/10000000000001DD00000017D1F272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tomy of the wild PS1 varia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\e[</text:span><text:span text:style-name="T17">1;36m</text:span>(<text:span text:style-name="T18">\t</text:span>) @<text:span text:style-name="T19">\H</text:span> [<text:span text:style-name="T20">\W</text:span>] {<text:span text:style-name="T21">\j</text:span>} <text:span text:style-name="T22">\$</text:span><text:span text:style-name="T6">\e[m</text:span></text:p>
              </text:list-item>
              <text:list-item>
                <text:p><text:span text:style-name="T6">\e[</text:span> <text:s text:c="2"/>and <text:s text:c="2"/><text:span text:style-name="T6">\e[m</text:span> =&gt; indicate the beginning and the end of a color</text:p>
              </text:list-item>
              <text:list-item>
                <text:p><text:span text:style-name="T17">1;36 </text:span><text:span text:style-name="T14">=&gt; bold, cyan color</text:span></text:p>
              </text:list-item>
              <text:list-item>
                <text:p><text:span text:style-name="T18">\t</text:span><text:span text:style-name="T14"> =&gt; the current time in 24-hour HH:MM:SS format</text:span></text:p>
              </text:list-item>
              <text:list-item>
                <text:p><text:span text:style-name="T19">\H</text:span><text:span text:style-name="T14"> =&gt; the hostname</text:span></text:p>
              </text:list-item>
              <text:list-item>
                <text:p><text:span text:style-name="T20">\W</text:span><text:span text:style-name="T14"> =&gt; the basename of the current working directory, with $HOME abbreviated with a tilde</text:span></text:p>
              </text:list-item>
              <text:list-item>
                <text:p><text:span text:style-name="T21">\j</text:span><text:span text:style-name="T14"> =&gt; the number of jobs currently managed by the shell</text:span></text:p>
              </text:list-item>
              <text:list-item>
                <text:p><text:span text:style-name="T22">\$</text:span><text:span text:style-name="T14"> =&gt; if the effective UID is 0 (root), a #, otherwise a $</text:span></text:p>
              </text:list-item>
              <text:list-item>
                <text:p><text:span text:style-name="T14">Everything uncolored hold no signification and is interpreted as a normal string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32">
        <office:forms form:automatic-focus="false" form:apply-design-mode="false"/>
        <draw:frame presentation:style-name="pr11" draw:layer="layout" svg:width="25.199cm" svg:height="16.255cm" svg:x="1.4cm" svg:y="0.837cm" presentation:class="subtitle">
          <draw:text-box>
            <text:p>For more PS1 codes, see PS1 cheat sheet in [path of the cheat sheet]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3.506cm" svg:x="1.601cm" svg:y="5.494cm" presentation:class="title" presentation:user-transformed="true">
          <draw:text-box>
            <text:p>More complex commands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255cm" svg:x="1.4cm" svg:y="0.837cm" presentation:class="subtitle" presentation:user-transformed="true">
          <draw:text-box>
            <text:p text:style-name="P4">The commands we'll see are very powerful and are use mostly for text manipulation. Hence, a good knowledge of regular expressions is needed to understand the following slides.</text:p>
            <text:p text:style-name="P4"/>
            <text:p text:style-name="P4">We'll do a quick reminder of regexes. For a more complete reference on regexes, see the bash cheat sheet in [path to the cheat sheet]. 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ge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's a sequence of characters representing a pattern. The pattern matches a set of strings.</text:p>
                <text:p>Ex: ^[ab]\{0,2\}c$ <text:s/><text:span text:style-name="T7">(simple regex)</text:span></text:p>
                <text:p>matches: c, ac, aac , bc, bbc <text:span text:style-name="T7">(pun intended)</text:span></text:p>
              </text:list-item>
              <text:list-item>
                <text:p>There's 3 types of regexes: simple, extended and file globing <text:span text:style-name="T7">(ok, there's probably more than 3, but these are the most used...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ple rege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\ =&gt; escape character: delete the meaning of a special character</text:p>
              </text:list-item>
              <text:list-item>
                <text:p>. =&gt; any character</text:p>
              </text:list-item>
              <text:list-item>
                <text:p>* =&gt; 0, 1 or many repetition of a character or a sequence</text:p>
              </text:list-item>
              <text:list-item>
                <text:p>^ =&gt; the beginning of the string</text:p>
              </text:list-item>
              <text:list-item>
                <text:p>$ =&gt; the end of the string</text:p>
              </text:list-item>
              <text:list-item>
                <text:p>[...] =&gt; every character that is in ... <text:span text:style-name="T7">(ex: [0-9], [a-z])</text:span></text:p>
              </text:list-item>
              <text:list-item>
                <text:p>[^...] =&gt; every character that isn't in ... <text:span text:style-name="T7">(ex: [^0-9])</text:span></text:p>
              </text:list-item>
              <text:list-item>
                <text:p>\(...\) =&gt; used to capture a sequence. The sequence can be referenced with \1, \2, etc.. (backreferences)</text:p>
              </text:list-item>
              <text:list-item>
                <text:p><text:span text:style-name="T5">\{n\} =&gt; n times the character or the sequence</text:span></text:p>
              </text:list-item>
              <text:list-item>
                <text:p><text:span text:style-name="T5">\{n,\} =&gt; at leat n times the character or the sequence</text:span></text:p>
              </text:list-item>
              <text:list-item>
                <text:p><text:span text:style-name="T5">\{n,m\} =&gt; n to m times the character or the seque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tended rege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23">\ =&gt; escape character: delete the meaning of a special character</text:span></text:p>
              </text:list-item>
              <text:list-item>
                <text:p text:style-name="P11"><text:span text:style-name="T23">. =&gt; any character</text:span></text:p>
              </text:list-item>
              <text:list-item>
                <text:p text:style-name="P11"><text:span text:style-name="T23">* =&gt; 0, 1 or many repetition of a character or a sequence</text:span></text:p>
              </text:list-item>
              <text:list-item>
                <text:p text:style-name="P11"><text:span text:style-name="T23">+ =&gt; 1 or more repetition of a character or a sequence</text:span></text:p>
              </text:list-item>
              <text:list-item>
                <text:p text:style-name="P11"><text:span text:style-name="T23">? =&gt; 0 or 1 repetition of a character or a sequence</text:span></text:p>
              </text:list-item>
              <text:list-item>
                <text:p text:style-name="P11"><text:span text:style-name="T23">^ =&gt; the beginning of the string</text:span></text:p>
              </text:list-item>
              <text:list-item>
                <text:p text:style-name="P11"><text:span text:style-name="T23">$ =&gt; the end of the string</text:span></text:p>
              </text:list-item>
              <text:list-item>
                <text:p text:style-name="P11"><text:span text:style-name="T23">[...] =&gt; every character that is in ... (ex: [0-9], [a-z])</text:span></text:p>
              </text:list-item>
              <text:list-item>
                <text:p text:style-name="P11"><text:span text:style-name="T23">[^...] =&gt; every character that isn't in ... (ex: [^0-9])</text:span></text:p>
              </text:list-item>
              <text:list-item>
                <text:p text:style-name="P11"><text:span text:style-name="T23">s1|s2 =&gt; <text:s/>either one character (or sequence) or the other</text:span></text:p>
              </text:list-item>
              <text:list-item>
                <text:p text:style-name="P11"><text:span text:style-name="T23">(...) =&gt; change the priority</text:span></text:p>
              </text:list-item>
              <text:list-item>
                <text:p text:style-name="P11"><text:span text:style-name="T23">{n} =&gt; n times the character or sequence</text:span></text:p>
              </text:list-item>
              <text:list-item>
                <text:p text:style-name="P11"><text:span text:style-name="T23">{n,} =&gt; at least n times the character or sequence</text:span></text:p>
              </text:list-item>
              <text:list-item>
                <text:p text:style-name="P11"><text:span text:style-name="T23">{n,m} =&gt; n to m times the character or seque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le globb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\ =&gt; escape character: delete the meaning of a special character.</text:p>
              </text:list-item>
              <text:list-item>
                <text:p>? =&gt; any character</text:p>
              </text:list-item>
              <text:list-item>
                <text:p>* =&gt; any character 0, 1, or many times</text:p>
              </text:list-item>
              <text:list-item>
                <text:p>[...] =&gt; any character that is in ... (ex: [0-9])</text:p>
              </text:list-item>
              <text:list-item>
                <text:p>[^...] =&gt; any character that isn't in ... (ex: [^0-9])</text:p>
              </text:list-item>
              <text:list-item>
                <text:p>{s1, s2,...,sn} =&gt; s1 or s2 or s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4">Simple regex: grep, sed</text:p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Extended regex: awk</text:p>
                <text:p text:style-name="P4"/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File globbing: ls, fin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ep <text:span text:style-name="T16">(</text:span><text:span text:style-name="T24">g</text:span><text:span text:style-name="T16">lobal </text:span><text:span text:style-name="T24">r</text:span><text:span text:style-name="T16">egular </text:span><text:span text:style-name="T24">e</text:span><text:span text:style-name="T16">xpression </text:span><text:span text:style-name="T24">p</text:span><text:span text:style-name="T25">rint</text:span><text:span text:style-name="T16">)</text:span></text:p>
          </draw:text-box>
        </draw:frame>
        <draw:frame presentation:style-name="pr10" draw:text-style-name="P4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4">It prints the lines of the file that match the regex</text:p>
                <text:p text:style-name="P4"/>
              </text:list-item>
              <text:list-item>
                <text:p text:style-name="P4">Uses simple regex</text:p>
                <text:p text:style-name="P4"/>
              </text:list-item>
              <text:list-item>
                <text:p text:style-name="P4">Syntax: grep [options...] regex [files...]</text:p>
                <text:p text:style-name="P4"/>
              </text:list-item>
              <text:list-item>
                <text:p text:style-name="P4">If no files are specified, grep will read from stdin</text:p>
                <text:p text:style-name="P4"/>
              </text:list-item>
              <text:list-item>
                <text:p text:style-name="P4">Grep writes on stdout</text:p>
                <text:p text:style-name="P4"/>
              </text:list-item>
              <text:list-item>
                <text:p text:style-name="P4">If many files are specified, grep will output the name of the file before each line that match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3" draw:text-style-name="P2" draw:layer="layout" svg:width="22.599cm" svg:height="7.273cm" svg:x="1.8cm" svg:y="4.127cm" presentation:class="graphic" presentation:user-transformed="true">
          <draw:image xlink:href="Pictures/100000000000014D0000007085D6A375.png" xlink:type="simple" xlink:show="embed" xlink:actuate="onLoad">
            <text:p/>
          </draw:image>
        </draw:frame>
        <draw:frame draw:style-name="gr2" draw:text-style-name="P2" draw:layer="layout" svg:width="23cm" svg:height="1.2cm" svg:x="1.6cm" svg:y="14.2cm">
          <draw:image xlink:href="Pictures/10000000000001C00000001579792C6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What is in red is the part of the line that has been matched by the regex <text:span text:style-name="T7">(it may be different in your shell)</text:span></text:p>
              </text:list-item>
            </text:list>
          </draw:text-box>
        </draw:frame>
        <draw:frame draw:style-name="gr2" draw:text-style-name="P2" draw:layer="layout" svg:width="21.6cm" svg:height="5.4cm" svg:x="3cm" svg:y="6.2cm">
          <draw:image xlink:href="Pictures/10000000000001B00000005E12FA8D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6.8cm" presentation:class="title" presentation:user-transformed="true">
          <draw:text-box>
            <text:p>Let's go through some grep options...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v : print the lines that don't match</text:p>
          </draw:text-box>
        </draw:frame>
        <draw:frame draw:style-name="gr3" draw:text-style-name="P2" draw:layer="layout" svg:width="25.199cm" svg:height="7.842cm" svg:x="1.399cm" svg:y="7.082cm" presentation:class="graphic" presentation:user-transformed="true">
          <draw:image xlink:href="Pictures/10000000000001C50000008D97B5840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i: ignore case</text:p>
          </draw:text-box>
        </draw:frame>
        <draw:frame draw:style-name="gr3" draw:text-style-name="P2" draw:layer="layout" svg:width="25.199cm" svg:height="10.637cm" svg:x="1.399cm" svg:y="5.684cm" presentation:class="graphic">
          <draw:image xlink:href="Pictures/10000000000001C2000000BE93D400D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5.221cm" svg:x="1.401cm" svg:y="0.379cm" presentation:class="title" presentation:user-transformed="true">
          <draw:text-box>
            <text:p>-l(as in L): output only the name of the files that have at least one match </text:p>
          </draw:text-box>
        </draw:frame>
        <draw:frame draw:style-name="gr3" draw:text-style-name="P2" draw:layer="layout" svg:width="25.199cm" svg:height="9.673cm" svg:x="1.399cm" svg:y="6.166cm" presentation:class="graphic" presentation:user-transformed="true">
          <draw:image xlink:href="Pictures/1000000000000216000000CD7C57271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o: output only the piece of line that has been matched</text:p>
          </draw:text-box>
        </draw:frame>
        <draw:frame draw:style-name="gr3" draw:text-style-name="P2" draw:layer="layout" svg:width="25.199cm" svg:height="9.678cm" svg:x="1.399cm" svg:y="6.164cm" presentation:class="graphic">
          <draw:image xlink:href="Pictures/10000000000001C5000000AEBC814C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 more options: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>man grep</text:p>
              </text:list-header>
            </text:list>
          </draw:text-box>
        </draw:frame>
        <draw:frame draw:style-name="gr2" draw:text-style-name="P2" draw:layer="layout" svg:width="17.4cm" svg:height="11.659cm" svg:x="4.4cm" svg:y="3.6cm">
          <draw:image xlink:href="Pictures/10000000000001900000015E4B0517F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d (<text:span text:style-name="T6">s</text:span>tream <text:span text:style-name="T6">ed</text:span>itor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rses and transforms text using regexes</text:p>
                <text:p/>
              </text:list-item>
              <text:list-item>
                <text:p>Uses simple regex</text:p>
                <text:p/>
              </text:list-item>
              <text:list-item>
                <text:p>Syntax: sed [options...] 'sed script' [files...]</text:p>
                <text:p/>
              </text:list-item>
              <text:list-item>
                <text:p text:style-name="P4">If no files are specified, sed will read from stdin</text:p>
                <text:p text:style-name="P4"/>
              </text:list-item>
              <text:list-item>
                <text:p text:style-name="P4">Sed writes on stdout</text:p>
                <text:p text:style-name="P4"/>
              </text:list-item>
              <text:list-item>
                <text:p text:style-name="P4">Sed processes the file line by 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6.8cm" presentation:class="title" presentation:user-transformed="true">
          <draw:text-box>
            <text:p>Let's go through some basic sed script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bstitu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3">s/pattern/replacement/gI</text:span></text:p>
              </text:list-item>
              <text:list-item>
                <text:p text:style-name="P11"><text:span text:style-name="T23">s <text:s/>is for “substitute”</text:span></text:p>
              </text:list-item>
              <text:list-item>
                <text:p text:style-name="P11"><text:span text:style-name="T23">Pattern is a simple regex</text:span></text:p>
              </text:list-item>
              <text:list-item>
                <text:p text:style-name="P11"><text:span text:style-name="T23">Replacement is the string by which the matched string will be replaced</text:span></text:p>
              </text:list-item>
              <text:list-item>
                <text:p text:style-name="P11"><text:span text:style-name="T23">g is for “global” </text:span><text:span text:style-name="T26">(it is optional)</text:span></text:p>
              </text:list-item>
              <text:list-item>
                <text:p text:style-name="P11"><text:span text:style-name="T23">I (as in i) is for “case insensitive” </text:span><text:span text:style-name="T26">(it is optional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3.609cm" svg:height="8.2cm" svg:x="2.191cm" svg:y="6.2cm">
          <draw:image xlink:href="Pictures/100000000000025F0000006144C1881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999cm" svg:height="7cm" svg:x="0.801cm" svg:y="5.8cm" presentation:class="graphic" presentation:user-transformed="true">
          <draw:image xlink:href="Pictures/100000000000021300000056B248AFC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3">/pattern/pI</text:span></text:p>
              </text:list-item>
              <text:list-item>
                <text:p text:style-name="P11"><text:span text:style-name="T23">Pattern is the regex that need to be matched</text:span></text:p>
              </text:list-item>
              <text:list-item>
                <text:p text:style-name="P11"><text:span text:style-name="T23">p is for “print”</text:span></text:p>
              </text:list-item>
              <text:list-item>
                <text:p text:style-name="P11"><text:span text:style-name="T23">I (as in i) is for “case insensitive” (it is optional)</text:span></text:p>
              </text:list-item>
              <text:list-item>
                <text:p text:style-name="P11"><text:span text:style-name="T23">This script will write to stdout every line that matches the patter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t <text:span text:style-name="T27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/pattern/p is not very useful since grep can do the same.</text:p>
              </text:list-item>
              <text:list-item>
                <text:p>However, with sed, it is possible to print a range of text delimited by two pattern</text:p>
              </text:list-item>
              <text:list-item>
                <text:p>/pattern1/,/pattern2/p</text:p>
              </text:list-item>
              <text:list-item>
                <text:p>This script will write to stdout every lines between the first line that matches pattern1 and the last line that matches pattern2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199cm" svg:height="11.594cm" svg:x="1.4cm" svg:y="1.606cm" presentation:class="graphic" presentation:user-transformed="true">
          <draw:image xlink:href="Pictures/10000000000001530000009C4A16146F.png" xlink:type="simple" xlink:show="embed" xlink:actuate="onLoad">
            <text:p/>
          </draw:image>
        </draw:frame>
        <draw:frame draw:style-name="gr2" draw:text-style-name="P2" draw:layer="layout" svg:width="25.317cm" svg:height="2.81cm" svg:x="1.283cm" svg:y="15.39cm">
          <draw:image xlink:href="Pictures/100000000000021E0000001714D3C7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-n : print only the concerned lines <text:span text:style-name="T7">(otherwise sed would have printed every line repeating the ones that mathed the pattern...)</text:span></text:p>
              </text:list-item>
            </text:list>
          </draw:text-box>
        </draw:frame>
        <draw:frame draw:style-name="gr2" draw:text-style-name="P2" draw:layer="layout" svg:width="24.4cm" svg:height="8.6cm" svg:x="1.6cm" svg:y="5.2cm">
          <draw:image xlink:href="Pictures/10000000000002070000007A3BB752C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let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/pattern/d</text:p>
              </text:list-item>
            </text:list>
            <text:list text:style-name="L3">
              <text:list-item>
                <text:p text:style-name="P11"><text:span text:style-name="T23">Pattern is the regex that need to be matched</text:span></text:p>
              </text:list-item>
              <text:list-item>
                <text:p text:style-name="P11"><text:span text:style-name="T23">d is for “delete”</text:span></text:p>
              </text:list-item>
              <text:list-item>
                <text:p text:style-name="P11"><text:span text:style-name="T23">This script will write to stdout every line that doesn't match the pattern</text:span></text:p>
              </text:list-item>
              <text:list-item>
                <text:p text:style-name="P11"><text:span text:style-name="T23">Like print, you can use a range: /pattern1/,/pattern2/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3" draw:text-style-name="P2" draw:layer="layout" svg:width="25.199cm" svg:height="11.894cm" svg:x="1.399cm" svg:y="5.056cm" presentation:class="graphic">
          <draw:image xlink:href="Pictures/100000000000019B000000C27E371B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i : in place chang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23">Does the modifications in the specified files and doesn't print to stdout </text:span><text:span text:style-name="T26">(equivalent of: sed 'script' file &gt; file)</text:span></text:p>
              </text:list-item>
              <text:list-item>
                <text:p text:style-name="P11"><text:span text:style-name="T23">Syntax: sed -i[.ext] 'sed script' [files...]</text:span></text:p>
              </text:list-item>
              <text:list-item>
                <text:p text:style-name="P11"><text:span text:style-name="T23">If .ext is specified, sed creates a backup of the original file in file.ex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199cm" svg:height="9.347cm" svg:x="1.399cm" svg:y="6.329cm" presentation:class="graphic">
          <draw:image xlink:href="Pictures/100000000000028F000000F380251E4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nce again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If your want to learn more about sed</text:p>
              </text:list-item>
              <text:list-item>
                <text:p>man sed</text:p>
              </text:list-item>
            </text:list>
          </draw:text-box>
        </draw:frame>
        <draw:frame draw:style-name="gr2" draw:text-style-name="P2" draw:layer="layout" svg:width="15.632cm" svg:height="9.974cm" svg:x="5.768cm" svg:y="4.026cm">
          <draw:image xlink:href="Pictures/10000000000000A0000000789E93D50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wk <text:span text:style-name="T16">(</text:span><text:span text:style-name="T24">A</text:span><text:span text:style-name="T16">ho </text:span><text:span text:style-name="T24">W</text:span><text:span text:style-name="T16">einberger </text:span><text:span text:style-name="T24">K</text:span><text:span text:style-name="T16">ernighan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's a programming language specially designed to parse and process CSV style files.</text:p>
              </text:list-item>
              <text:list-item>
                <text:p>Awk uses extended regex</text:p>
              </text:list-item>
              <text:list-item>
                <text:p>Syntax: awk [options] 'awk script'</text:p>
              </text:list-item>
              <text:list-item>
                <text:p>The delimiter can be anything and must be specified with the -Fc option where “c” is the delimiter charac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e CSV style files...</text:p>
          </draw:text-box>
        </draw:frame>
        <draw:frame draw:style-name="gr3" draw:text-style-name="P2" draw:layer="layout" svg:width="25.199cm" svg:height="11.586cm" svg:x="1.399cm" svg:y="5.21cm" presentation:class="graphic" presentation:user-transformed="true">
          <draw:image xlink:href="Pictures/10000000000001C0000000CED21592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wk uses extended regex.</text:p>
              </text:list-item>
              <text:list-item>
                <text:p>Awk reads the file line by line.</text:p>
              </text:list-item>
              <text:list-item>
                <text:p>It separates each field delimited by the delimiter and associate that field to a variable.</text:p>
              </text:list-item>
              <text:list-item>
                <text:p>$1 for the frist field, $2 for the second, and so on.</text:p>
              </text:list-item>
              <text:list-item>
                <text:p>There is special variables: </text:p>
              </text:list-item>
              <text:list-item>
                <text:p><text:span text:style-name="T12">$0 : is the full line</text:span></text:p>
              </text:list-item>
              <text:list-item>
                <text:p><text:span text:style-name="T12">NR : is the record number</text:span></text:p>
              </text:list-item>
              <text:list-item>
                <text:p><text:span text:style-name="T12">NF : is the number of field in the record</text:span></text:p>
              </text:list-item>
              <text:list-item>
                <text:p><text:span text:style-name="T12">FS : is the delimite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wk script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'BEGIN {statements} /pattern/ {actions statements} END {statements}'</text:span></text:p>
              </text:list-item>
              <text:list-item>
                <text:p><text:span text:style-name="T4">BEGIN {} and END {} are optional. The statements will be executed once at the very beginning of the script and once at the very end.</text:span></text:p>
              </text:list-item>
              <text:list-item>
                <text:p><text:span text:style-name="T4">/pattern/ is an extended regex. Only lines that match the regex will be processed. If you wanna print a range of line you can use /pattern1/,/pattern2/ </text:span><text:span text:style-name="T7">(every line from the first line that matches pattern1 to the first line that matches pattern2 will be printed)</text:span></text:p>
              </text:list-item>
              <text:list-item>
                <text:p><text:span text:style-name="T4">{actions statements} is the core of the script. It can be really complex but we'll only see few actions and control structures. </text:span><text:span text:style-name="T7">(printf and if/else if/else). </text:span><text:span text:style-name="T4">If there's more than one action or statement, “;” are need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3">Printf: a C-style formatter and printer </text:span><text:span text:style-name="T26">(man printf)</text:span></text:p>
              </text:list-item>
              <text:list-item>
                <text:p text:style-name="P11"><text:span text:style-name="T23">If / else if / else control structures</text:span></text:p>
                <text:p text:style-name="P11"><text:span text:style-name="T23">if ($1 == “blue”) printf “%s\n”, “sky”</text:span></text:p>
                <text:p text:style-name="P11"><text:span text:style-name="T23">else if ($1 == “green”) printf “%s\n”, “grass”</text:span></text:p>
                <text:p text:style-name="P11"><text:span text:style-name="T23">else printf “%s\n”, “undefined”</text:span></text:p>
              </text:list-item>
              <text:list-item>
                <text:p text:style-name="P11"><text:span text:style-name="T23">Other control structures exists such as while and for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ting the first field of each line</text:p>
          </draw:text-box>
        </draw:frame>
        <draw:frame draw:style-name="gr3" draw:text-style-name="P2" draw:layer="layout" svg:width="25.199cm" svg:height="7.427cm" svg:x="1.601cm" svg:y="6.2cm" presentation:class="graphic" presentation:user-transformed="true">
          <draw:image xlink:href="Pictures/10000000000002180000009EAD7CBD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rint every person born before 1990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**--re-interval option is mandatory to use the {n}, {n,} and {n,m} in the regex...</text:p>
              </text:list-item>
            </text:list>
          </draw:text-box>
        </draw:frame>
        <draw:frame draw:style-name="gr2" draw:text-style-name="P2" draw:layer="layout" svg:width="22.2cm" svg:height="8.6cm" svg:x="2.4cm" svg:y="4.6cm">
          <draw:image xlink:href="Pictures/1000000000000220000000AF3FB1DAE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459cm" svg:x="1.4cm" svg:y="0.837cm" presentation:class="subtitle" presentation:user-transformed="true">
          <draw:text-box>
            <text:p text:style-name="P4">There's many more fun things you can do with awk.. For the last time, if you want to learn more: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man awk</text:p>
          </draw:text-box>
        </draw:frame>
        <draw:frame draw:style-name="gr2" draw:text-style-name="P2" draw:layer="layout" svg:width="11.8cm" svg:height="14.626cm" svg:x="8.2cm" svg:y="4.374cm">
          <draw:image xlink:href="Pictures/10000000000000A0000000BEE0EF4E7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xargs (<text:span text:style-name="T6">x</text:span> <text:span text:style-name="T6">args</text:span>...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3">It uses the output of a command as arguments for another command</text:span></text:p>
              </text:list-item>
              <text:list-item>
                <text:p text:style-name="P11"><text:span text:style-name="T23">Syntax: command1 | xargs [options] command2</text:span></text:p>
              </text:list-item>
              <text:list-item>
                <text:p text:style-name="P11"><text:span text:style-name="T23">If you need the string of the output in you second command, use the -i[string] option. </text:span><text:span text:style-name="T26">(exemple will follow)</text:span></text:p>
              </text:list-item>
              <text:list-item>
                <text:p text:style-name="P11"><text:span text:style-name="T23">The string will available as [string] or as {} if none is specifi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naming every file ending with the .old exten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2" draw:layer="layout" svg:width="27.999cm" svg:height="6.649cm" svg:x="0.001cm" svg:y="6.4cm">
          <draw:image xlink:href="Pictures/100000000000035C0000006AE53ADE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on't forget to read the man...</text:p>
          </draw:text-box>
        </draw:frame>
        <draw:frame presentation:style-name="pr2" draw:text-style-name="P12" draw:layer="layout" svg:width="25.199cm" svg:height="12.179cm" svg:x="1.4cm" svg:y="4.914cm" presentation:class="subtitle">
          <draw:text-box>
            <text:p text:style-name="P12">man xargs</text:p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3T32">
        <office:forms form:automatic-focus="false" form:apply-design-mode="false"/>
        <draw:frame presentation:style-name="pr11" draw:layer="layout" svg:width="25.199cm" svg:height="16.255cm" svg:x="1.4cm" svg:y="0.837cm" presentation:class="subtitle">
          <draw:text-box>
            <text:p>Basic Bash Scripting</text:p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are they used for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utomation</text:p>
              </text:list-item>
              <text:list-item>
                <text:p>Sys admin related task</text:p>
              </text:list-item>
              <text:list-item>
                <text:p>Text manipulation</text:p>
              </text:list-item>
              <text:list-item>
                <text:p>Yeah.. mostly that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Bash script usually end with “.sh” extension</text:p>
            <text:p/>
            <text:p>The first line of a bash script is “#!/bin/bash”. This is called the shebang. It tells wich program should run the script. <text:span text:style-name="T7">(in this case, my bash is in /bin/bash. To know your bash location juste type this command: which bash)</text:span></text:p>
            <text:p><text:span text:style-name="T7"/></text:p>
            <text:p><text:span text:style-name="T28">Now i can run a bash script with the following command: ./scriptName.sh</text:span></text:p>
            <text:p><text:span text:style-name="T28">Without the shebang i would have to specify wich program should run the script and the command would have been something like: bash scripName.sh</text:span></text:p>
            <text:p><text:span text:style-name="T28">The script must be executable: chmod +x scriptName.s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bl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y work just like environment variable.</text:p>
              </text:list-item>
              <text:list-item>
                <text:p>VARNAME=VARVALUE</text:p>
              </text:list-item>
              <text:list-item>
                <text:p>After being declared, the variable can be used with the “$” sign before its name</text:p>
              </text:list-item>
              <text:list-item>
                <text:p>Echo $VARNAME</text:p>
              </text:list-item>
            </text:list>
          </draw:text-box>
        </draw:frame>
        <draw:frame draw:style-name="gr2" draw:text-style-name="P2" draw:layer="layout" svg:width="22.003cm" svg:height="5.2cm" svg:x="2.597cm" svg:y="13.2cm">
          <draw:image xlink:href="Pictures/10000000000001490000006921C947E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use variables: arithmeti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ariables can hold numeric data, but if you want to do arithmetic, <text:s/>you will have to use the double parentheses.</text:p>
              </text:list-item>
            </text:list>
          </draw:text-box>
        </draw:frame>
        <draw:frame draw:style-name="gr2" draw:text-style-name="P2" draw:layer="layout" svg:width="18.662cm" svg:height="6.901cm" svg:x="3.938cm" svg:y="10.192cm">
          <draw:image xlink:href="Pictures/10000000000001450000007D6AE3EB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use variables: inside a st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can use variables in string.</text:p>
                <text:p/>
              </text:list-item>
              <text:list-item>
                <text:p>A variable inside double quotes will be replaced by its value at the moment of execution/output.</text:p>
                <text:p/>
              </text:list-item>
              <text:list-item>
                <text:p>A variable inside single quotes will not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4T19">
        <office:forms form:automatic-focus="false" form:apply-design-mode="false"/>
        <draw:frame presentation:style-name="pr4" draw:layer="layout" svg:width="25.199cm" svg:height="12.179cm" svg:x="1.4cm" svg:y="2.4cm" presentation:class="outline" presentation:user-transformed="true">
          <draw:text-box>
            <text:list text:style-name="L2">
              <text:list-item>
                <text:p>Double quotes</text:p>
                <text:p/>
                <text:p/>
                <text:p/>
                <text:p/>
              </text:list-item>
              <text:list-item>
                <text:p>Single quotes</text:p>
              </text:list-item>
            </text:list>
          </draw:text-box>
        </draw:frame>
        <draw:frame draw:style-name="gr2" draw:text-style-name="P2" draw:layer="layout" svg:width="22.4cm" svg:height="6.2cm" svg:x="2.6cm" svg:y="3.6cm">
          <draw:image xlink:href="Pictures/100000000000017300000081B3A4EDE9.png" xlink:type="simple" xlink:show="embed" xlink:actuate="onLoad">
            <text:p/>
          </draw:image>
        </draw:frame>
        <draw:frame draw:style-name="gr2" draw:text-style-name="P2" draw:layer="layout" svg:width="22.8cm" svg:height="6.6cm" svg:x="2.6cm" svg:y="12.6cm">
          <draw:image xlink:href="Pictures/100000000000017100000083CFCCC88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Double quotes in single quotes</text:p>
                <text:p text:style-name="P4"/>
                <text:p text:style-name="P4"/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Single quotes in double quotes</text:p>
              </text:list-item>
            </text:list>
          </draw:text-box>
        </draw:frame>
        <draw:frame draw:style-name="gr2" draw:text-style-name="P2" draw:layer="layout" svg:width="21.685cm" svg:height="7.172cm" svg:x="2.115cm" svg:y="2.228cm">
          <draw:image xlink:href="Pictures/10000000000001840000007C387EC64C.png" xlink:type="simple" xlink:show="embed" xlink:actuate="onLoad">
            <text:p/>
          </draw:image>
        </draw:frame>
        <draw:frame draw:style-name="gr2" draw:text-style-name="P2" draw:layer="layout" svg:width="21.955cm" svg:height="8.078cm" svg:x="2.045cm" svg:y="11.122cm">
          <draw:image xlink:href="Pictures/10000000000001860000007F8EF329F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use variables: concaten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What if i want to have the plural form of “lion”??</text:p>
              </text:list-item>
            </text:list>
          </draw:text-box>
        </draw:frame>
        <draw:frame draw:style-name="gr4" draw:text-style-name="P2" draw:layer="layout" svg:width="21.415cm" svg:height="8.486cm" svg:x="2.985cm" svg:y="4.914cm">
          <draw:image xlink:href="Pictures/100000000000014F0000006B42B2269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3T32">
        <office:forms form:automatic-focus="false" form:apply-design-mode="false"/>
        <draw:frame presentation:style-name="pr13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This doesn't work because the interpreter is looking for a variable called “animals” which doesn't exist.</text:p>
              </text:list-item>
            </text:list>
          </draw:text-box>
        </draw:frame>
        <draw:frame draw:style-name="gr4" draw:text-style-name="P2" draw:layer="layout" svg:width="20.415cm" svg:height="9.208cm" svg:x="2.585cm" svg:y="2.192cm">
          <draw:image xlink:href="Pictures/100000000000014F0000006C30753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3T32">
        <office:forms form:automatic-focus="false" form:apply-design-mode="false"/>
        <draw:frame presentation:style-name="pr13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This is the right way to do it (variable interpolation).</text:p>
              </text:list-item>
            </text:list>
          </draw:text-box>
        </draw:frame>
        <draw:frame draw:style-name="gr4" draw:text-style-name="P2" draw:layer="layout" svg:width="19.2cm" svg:height="8.525cm" svg:x="3.4cm" svg:y="3.675cm">
          <draw:image xlink:href="Pictures/100000000000015A00000075DCFAE38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ble interpolation and pattern match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can do pattern matching (file globing) with variable interporlation to return only a piece of the variable.</text:p>
              </text:list-item>
              <text:list-item>
                <text:p>${varName#pattern}: will return the substring “varName” where the smallest string (starting from the beginning) matching “pattern” will be cut.</text:p>
              </text:list-item>
              <text:list-item>
                <text:p>${varName##pattern}: will return the substring “varName” where the longest string (starting from the beginning) matching “pattern” will be cut.</text:p>
              </text:list-item>
              <text:list-item>
                <text:p>% and %% will do the same but the pattern to be matched will start from the en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>
        <office:forms form:automatic-focus="false" form:apply-design-mode="false"/>
        <draw:frame draw:style-name="gr4" draw:text-style-name="P2" draw:layer="layout" svg:width="20.8cm" svg:height="11.843cm" svg:x="3.4cm" svg:y="3.557cm">
          <draw:image xlink:href="Pictures/10000000000001530000008F7C22051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 special variab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$? : the exit status of the last command executed <text:span text:style-name="T7">(usally 0 when everything went right and any other number when something went wrong)</text:span></text:p>
              </text:list-item>
              <text:list-item>
                <text:p>$# : Number of arguments passed to the script or function</text:p>
              </text:list-item>
              <text:list-item>
                <text:p>$0 : Name of the script</text:p>
              </text:list-item>
              <text:list-item>
                <text:p>$@ : List of all the arguments passed to the script or the function</text:p>
              </text:list-item>
              <text:list-item>
                <text:p>$1, $2, ..., $N : arguments passed to the script or the functio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Deep_20_Blu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7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Deep_20_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5T19:56:42.191366689</meta:creation-date>
    <dc:date>2016-03-01T18:30:35.788326215</dc:date>
    <meta:editing-duration>PT8H52M32S</meta:editing-duration>
    <meta:editing-cycles>86</meta:editing-cycles>
    <meta:generator>LibreOffice/4.2.8.2$Linux_X86_64 LibreOffice_project/420m0$Build-2</meta:generator>
    <meta:document-statistic meta:object-count="418"/>
  </office:meta>
</office:document-meta>
</file>